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0734" officeooo:paragraph-rsid="00120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FACULTY</text:p>
      <text:p text:style-name="P1">(</text:p>
      <text:p text:style-name="P1">fac_no integer,</text:p>
      <text:p text:style-name="P1">fac_fname varchar(50),</text:p>
      <text:p text:style-name="P1">fac_lname varchar(50),</text:p>
      <text:p text:style-name="P1">fac_city varchar(30),</text:p>
      <text:p text:style-name="P1">fac_state char(10),</text:p>
      <text:p text:style-name="P1">fac_rank integer,</text:p>
      <text:p text:style-name="P1">fac_slaray integer,</text:p>
      <text:p text:style-name="P1">fac_dept char(5)</text:p>
      <text:p text:style-name="P1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33:45.289946716</meta:creation-date>
    <dc:date>2018-06-27T11:43:32.597977799</dc:date>
    <meta:editing-duration>PT9M47S</meta:editing-duration>
    <meta:editing-cycles>1</meta:editing-cycles>
    <meta:document-statistic meta:table-count="0" meta:image-count="0" meta:object-count="0" meta:page-count="1" meta:paragraph-count="11" meta:word-count="21" meta:character-count="174" meta:non-whitespace-character-count="164"/>
    <meta:generator>LibreOffice/6.0.2.1$Linux_X86_64 LibreOffice_project/00m0$Build-1</meta:generator>
  </office:meta>
</office:document-meta>
</file>